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daemon that provides logging services for applications and programs is:</text:p>
      <text:p text:style-name="P1">applog</text:p>
      <text:p text:style-name="P1">syslogd</text:p>
      <text:p text:style-name="P1">klogd</text:p>
      <text:p text:style-name="P1">SNMP</text:p>
      <text:p text:style-name="P1">Question 2</text:p>
      <text:p text:style-name="P1">A recently installed program appears to be malfunctioning. In which directory should you look for logs related to the new program?</text:p>
      <text:p text:style-name="P1">/usr/log</text:p>
      <text:p text:style-name="P1">/etc/log</text:p>
      <text:p text:style-name="P1">/var/log</text:p>
      <text:p text:style-name="P1">/home</text:p>
      <text:p text:style-name="P1">Question 3</text:p>
      <text:p text:style-name="P1">Which of the following commands is not used to view log files on a Linux operating system?</text:p>
      <text:p text:style-name="P1">less</text:p>
      <text:p text:style-name="P1">tail</text:p>
      <text:p text:style-name="P1">grep</text:p>
      <text:p text:style-name="P1">echo</text:p>
      <text:p text:style-name="P1">Question 4</text:p>
      <text:p text:style-name="P1">Arrange the following items in increasing order of priority:</text:p>
      <text:p text:style-name="P1">alert, err, emerg, warning, crit</text:p>
      <text:p text:style-name="P1"/>
      <text:p text:style-name="P1">alert, warning, err, crit, emerg</text:p>
      <text:p text:style-name="P1">warning, err, alert, emerg, crit</text:p>
      <text:p text:style-name="P1">warning, err, crit, alert, emerg</text:p>
      <text:p text:style-name="P1">warning, alert, err, crit, emerg</text:p>
      <text:p text:style-name="P1">Question 5</text:p>
      <text:p text:style-name="P1">Which of the following selector settings in rsyslog.conf will select all kernel messages?</text:p>
      <text:p text:style-name="P1">kern.*</text:p>
      <text:p text:style-name="P1"><text:soft-page-break/>kern.=err</text:p>
      <text:p text:style-name="P1">kernel.*</text:p>
      <text:p text:style-name="P1">*.kern</text:p>
      <text:p text:style-name="P1">Question 6</text:p>
      <text:p text:style-name="P1">Which of the following settings in rsyslog.conf will enable rsyslogd to log messages of err priority level only?</text:p>
      <text:p text:style-name="P1">mail.none</text:p>
      <text:p text:style-name="P1">mail.err;mail.!alert</text:p>
      <text:p text:style-name="P1">mail.=err</text:p>
      <text:p text:style-name="P1">mail.err</text:p>
      <text:p text:style-name="P1">Question 7</text:p>
      <text:p text:style-name="P1">The -r option when used with the journalctl command is useful because it __________.</text:p>
      <text:p text:style-name="P1">...revises log output for use with systemd systems.</text:p>
      <text:p text:style-name="P1">...reverses chronological order to show the most recent files first.</text:p>
      <text:p text:style-name="P1">...restores deleted logs.</text:p>
      <text:p text:style-name="P1">...repeats output missed previously.</text:p>
      <text:p text:style-name="P1">Question 8</text:p>
      <text:p text:style-name="P1">The maximum size for persistent journal storage on a 20GB partition is:</text:p>
      <text:p text:style-name="P1">1GB unless uncapped</text:p>
      <text:p text:style-name="P1">2GB</text:p>
      <text:p text:style-name="P1">4GB</text:p>
      <text:p text:style-name="P1">Unlimited</text:p>
      <text:p text:style-name="P1">Question 9</text:p>
      <text:p text:style-name="P1">To remove systemd-journald log data older than two (2) weeks use the following command:</text:p>
      <text:p text:style-name="P1">journalctl --vacuum2weeks</text:p>
      <text:p text:style-name="P1">journalctl -- rotate2weeks</text:p>
      <text:p text:style-name="P1">journalctl --vacuum-time2weeks</text:p>
      <text:p text:style-name="P1">journalctl --remove2w</text:p>
      <text:p text:style-name="P1">Question 10</text:p>
      <text:p text:style-name="P1">When piping a command to systemd-cat the output is added to systemd-journald and displayed on screen by default.</text:p>
      <text:p text:style-name="P1"><text:soft-page-break/>True or False?</text:p>
      <text:p text:style-name="P1"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11T16:02:38.226432233</dc:date>
    <meta:editing-duration>PT44M4S</meta:editing-duration>
    <meta:editing-cycles>16</meta:editing-cycles>
    <meta:generator>LibreOffice/7.3.2.2$Linux_X86_64 LibreOffice_project/30$Build-2</meta:generator>
    <meta:document-statistic meta:table-count="0" meta:image-count="0" meta:object-count="0" meta:page-count="3" meta:paragraph-count="60" meta:word-count="260" meta:character-count="1652" meta:non-whitespace-character-count="1455"/>
  </office:meta>
</office:document-meta>
</file>